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C00000055E3E92FA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6699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9.812cm"/>
    </style:style>
    <style:style style:name="gr3" style:family="graphic" style:parent-style-name="standard">
      <style:graphic-properties draw:fill="solid" draw:fill-color="#003366" draw:textarea-horizontal-align="justify" draw:textarea-vertical-align="middle" draw:auto-grow-height="false"/>
    </style:style>
    <style:style style:name="gr4" style:family="graphic" style:parent-style-name="Raute">
      <style:graphic-properties draw:textarea-vertical-align="top" fo:padding-top="0cm"/>
    </style:style>
    <style:style style:name="gr5" style:family="graphic" style:parent-style-name="Raute">
      <style:graphic-properties fo:padding-top="0.3cm"/>
    </style:style>
    <style:style style:name="gr6" style:family="graphic" style:parent-style-name="standard">
      <style:graphic-properties draw:stroke="none" draw:fill-color="#66996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6.634cm"/>
    </style:style>
    <style:style style:name="gr8" style:family="graphic" style:parent-style-name="standard">
      <style:graphic-properties draw:fill="solid" draw:fill-color="#003300" draw:textarea-horizontal-align="justify" draw:textarea-vertical-align="middle" draw:auto-grow-height="false"/>
    </style:style>
    <style:style style:name="gr9" style:family="graphic" style:parent-style-name="Raute">
      <style:graphic-properties fo:padding-top="0cm"/>
    </style:style>
    <style:style style:name="gr10" style:family="graphic" style:parent-style-name="Raute">
      <style:graphic-properties fo:padding-top="0cm" draw:shadow-color="#666666"/>
    </style:style>
    <style:style style:name="gr11" style:family="graphic" style:parent-style-name="standard">
      <style:graphic-properties draw:stroke="none" draw:fill="bitmap" draw:fill-image-name="OOobackground" draw:fill-image-width="0cm" draw:fill-image-height="0cm" style:repeat="repeat" draw:textarea-horizontal-align="center" draw:textarea-vertical-align="middle"/>
    </style:style>
    <style:style style:name="gr12" style:family="graphic" style:parent-style-name="standard">
      <style:graphic-properties draw:stroke="none" draw:fill="bitmap" draw:fill-color="#000000" draw:fill-image-name="OOobackground" draw:opacity="50%" draw:textarea-horizontal-align="center" draw:textarea-vertical-align="middle" draw:shadow-opacity="50%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027cm" fo:min-width="51.686cm" draw:shadow="visible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607cm" fo:min-width="27.321cm"/>
    </style:style>
    <style:style style:name="gr15" style:family="graphic" style:parent-style-name="standard">
      <style:graphic-properties draw:stroke="none" draw:fill="solid" draw:fill-color="#cc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9.29cm"/>
    </style:style>
    <style:style style:name="gr17" style:family="graphic" style:parent-style-name="standard">
      <style:graphic-properties draw:stroke="none" draw:fill="gradient" draw:fill-color="#ccffff" draw:fill-gradient-name="Gradient_20_7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gradient" draw:fill-gradient-name="Gradient_20_9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font-weight="normal"/>
    </style:style>
    <style:style style:name="P5" style:family="paragraph">
      <style:paragraph-properties fo:margin-left="0cm" fo:margin-right="0cm" fo:text-align="center" fo:text-indent="0cm"/>
      <style:text-properties fo:font-size="88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000000" fo:font-size="28pt" fo:font-weight="bold"/>
    </style:style>
    <style:style style:name="P8" style:family="paragraph">
      <style:paragraph-properties fo:margin-left="0cm" fo:margin-right="0cm" fo:text-indent="0cm"/>
      <style:text-properties fo:color="#000000" fo:font-size="40pt"/>
    </style:style>
    <style:style style:name="P9" style:family="paragraph">
      <style:paragraph-properties fo:margin-left="0cm" fo:margin-right="0cm" fo:text-indent="0cm"/>
      <style:text-properties fo:color="#000000" fo:font-size="28pt" fo:letter-spacing="0.353cm" fo:text-shadow="none" style:text-underline-style="solid" style:text-underline-width="auto" style:text-underline-color="font-color" fo:font-weight="bold"/>
    </style:style>
    <style:style style:name="P10" style:family="paragraph">
      <style:paragraph-properties fo:margin-left="0.5cm" fo:margin-right="0cm" text:enable-numbering="true" fo:text-indent="-0.5cm"/>
    </style:style>
    <style:style style:name="P11" style:family="paragraph">
      <style:paragraph-properties fo:margin-left="0.5cm" fo:margin-right="0cm" text:enable-numbering="false" fo:text-indent="-0.5cm"/>
    </style:style>
    <style:style style:name="P12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style:style style:name="T2" style:family="text">
      <style:text-properties fo:font-weight="normal"/>
    </style:style>
    <style:style style:name="T3" style:family="text">
      <style:text-properties fo:color="#000000" fo:font-size="28pt" fo:font-weight="bold"/>
    </style:style>
    <style:style style:name="T4" style:family="text">
      <style:text-properties fo:color="#000000" fo:font-size="40pt"/>
    </style:style>
    <style:style style:name="T5" style:family="text">
      <style:text-properties fo:color="#000000" fo:font-size="28pt" fo:letter-spacing="0.353cm" fo:text-shadow="none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draw:id="id1">
          <draw:rect draw:style-name="gr1" draw:text-style-name="P1" draw:layer="layout" svg:width="12.832cm" svg:height="3.764cm" svg:x="1.935cm" svg:y="1.359cm">
            <text:p text:style-name="P2"/>
          </draw:rect>
          <draw:frame draw:style-name="gr2" draw:text-style-name="P3" draw:layer="layout" svg:width="7.388cm" svg:height="1.038cm" svg:x="4.512cm" svg:y="1.291cm">
            <draw:text-box>
              <text:p text:style-name="P2"><text:span text:style-name="T1">Contribute something</text:span></text:p>
            </draw:text-box>
          </draw:frame>
          <draw:custom-shape draw:style-name="gr3" draw:text-style-name="P1" draw:layer="layout" svg:width="1.197cm" svg:height="2.567cm" draw:transform="rotate (3.1415926535892) translate (14.425cm 4.61cm)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" draw:text-style-name="P4" draw:id="id2" draw:layer="layout" svg:width="2.565cm" svg:height="2.737cm" svg:x="2.038cm" svg:y="2.078cm">
          <text:p text:style-name="P2"><text:span text:style-name="T2">QA</text:span></text:p>
          <text:p text:style-name="P2"><text:span text:style-name="T2">Coopera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id="id3" draw:layer="layout" svg:width="2.567cm" svg:height="2.737cm" svg:x="4.775cm" svg:y="2.078cm">
          <text:p text:style-name="P2">Developing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 draw:id="id6">
          <draw:rect draw:style-name="gr6" draw:text-style-name="P1" draw:layer="layout" svg:width="10.691cm" svg:height="3.764cm" svg:x="15.109cm" svg:y="1.359cm">
            <text:p text:style-name="P2"/>
          </draw:rect>
          <draw:frame draw:style-name="gr7" draw:text-style-name="P3" draw:layer="layout" svg:width="5.159cm" svg:height="1.038cm" svg:x="18.041cm" svg:y="1.259cm">
            <draw:text-box>
              <text:p text:style-name="P2"><text:span text:style-name="T1">Get something</text:span></text:p>
            </draw:text-box>
          </draw:frame>
          <draw:custom-shape draw:style-name="gr8" draw:text-style-name="P1" draw:layer="layout" svg:width="1.198cm" svg:height="2.566cm" svg:x="15.383cm" svg:y="2.078cm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Raute" draw:id="id7" draw:layer="layout" svg:width="2.566cm" svg:height="2.738cm" svg:x="22.59cm" svg:y="2.012cm">
          <text:p text:style-name="P2">Find </text:p>
          <text:p text:style-name="P2">Help/</text:p>
          <text:p text:style-name="P2">Suppor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draw:id="id4" draw:layer="layout" svg:width="2.565cm" svg:height="2.737cm" svg:x="10.388cm" svg:y="2.078cm">
          <text:p text:style-name="P2">Bugs</text:p>
          <text:p text:style-name="P2">Ideas</text:p>
          <text:p text:style-name="P2">Feature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id="id8" draw:layer="layout" svg:width="2.567cm" svg:height="2.738cm" svg:x="19.852cm" svg:y="2.012cm">
          <text:p text:style-name="P2">Downloa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Raute" draw:id="id9" draw:layer="layout" svg:width="2.567cm" svg:height="2.738cm" svg:x="17.046cm" svg:y="2.012cm">
          <text:p text:style-name="P2">Read </text:p>
          <text:p text:style-name="P2">News</text:p>
          <text:p text:style-name="P2">/Inf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draw:id="id5" draw:layer="layout" svg:width="2.567cm" svg:height="2.737cm" svg:x="7.615cm" svg:y="2.078cm">
          <text:p text:style-name="P2">Help</text:p>
          <text:p text:style-name="P2"><text:s/>others</text:p>
          <text:p text:style-name="P2">/FAQ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 draw:id="id11">
          <draw:rect draw:style-name="gr11" draw:text-style-name="P5" draw:layer="layout" svg:width="18.308cm" svg:height="0.364cm" svg:x="4.103cm" svg:y="7.335cm">
            <text:p text:style-name="P2"/>
          </draw:rect>
          <draw:rect draw:style-name="gr12" draw:text-style-name="P1" draw:layer="layout" svg:width="23cm" svg:height="3cm" svg:x="2.2cm" svg:y="7cm">
            <text:p text:style-name="P2"/>
          </draw:rect>
          <draw:frame draw:style-name="gr13" draw:text-style-name="P7" draw:layer="layout" svg:width="13.686cm" svg:height="1.352cm" svg:x="6.771cm" svg:y="7.823cm">
            <draw:text-box>
              <text:p text:style-name="P6"><text:span text:style-name="T3">OpenOffice.org-Homepage</text:span></text:p>
            </draw:text-box>
          </draw:frame>
        </draw:g>
        <draw:frame draw:style-name="gr14" draw:text-style-name="P8" draw:layer="layout" svg:width="23.578cm" svg:height="1.857cm" svg:x="1.922cm" svg:y="-0.157cm">
          <draw:text-box>
            <text:p text:style-name="P2"><text:span text:style-name="T4">What does the user want from OOo?</text:span></text:p>
          </draw:text-box>
        </draw:frame>
        <draw:g draw:id="id19">
          <draw:rect draw:style-name="gr15" draw:text-style-name="P1" draw:layer="layout" svg:width="27.989cm" svg:height="2.738cm" svg:x="0cm" svg:y="11.061cm">
            <text:p text:style-name="P2"/>
          </draw:rect>
          <draw:rect draw:style-name="Boxes" draw:layer="layout" svg:width="4.465cm" svg:height="1.335cm" svg:x="0.206cm" svg:y="12.088cm">
            <text:p text:style-name="P2">Developing</text:p>
          </draw:rect>
          <draw:rect draw:style-name="Boxes" draw:layer="layout" svg:width="4.466cm" svg:height="1.335cm" svg:x="4.793cm" svg:y="12.088cm">
            <text:p text:style-name="P2">Quality </text:p>
            <text:p text:style-name="P2">Assurance</text:p>
          </draw:rect>
          <draw:rect draw:style-name="Boxes" draw:layer="layout" svg:width="4.463cm" svg:height="1.335cm" svg:x="9.383cm" svg:y="12.088cm">
            <text:p text:style-name="P2">Community</text:p>
          </draw:rect>
          <draw:rect draw:style-name="Boxes" draw:layer="layout" svg:width="4.465cm" svg:height="1.335cm" svg:x="13.97cm" svg:y="12.088cm">
            <text:p text:style-name="P2">Download</text:p>
          </draw:rect>
          <draw:rect draw:style-name="Boxes" draw:layer="layout" svg:width="4.464cm" svg:height="1.335cm" svg:x="18.558cm" svg:y="12.088cm">
            <text:p text:style-name="P2">Support</text:p>
            <text:p text:style-name="P2">(Help)</text:p>
          </draw:rect>
          <draw:rect draw:style-name="Boxes" draw:layer="layout" svg:width="4.464cm" svg:height="1.335cm" svg:x="23.147cm" svg:y="12.088cm">
            <text:p text:style-name="P2">News &amp; Info</text:p>
          </draw:rect>
          <draw:frame draw:style-name="gr16" draw:text-style-name="P9" draw:layer="layout" svg:width="7.929cm" svg:height="1.485cm" svg:x="10.136cm" svg:y="10.8cm">
            <draw:text-box>
              <text:p text:style-name="P2"><text:span text:style-name="T5">Mainlinks</text:span></text:p>
            </draw:text-box>
          </draw:frame>
        </draw:g>
        <draw:g draw:id="id20">
          <draw:rect draw:style-name="Textbody" draw:layer="layout" svg:width="4.448cm" svg:height="5.026cm" svg:x="0.271cm" svg:y="15.674cm">
            <text:list text:style-name="L2">
              <text:list-item>
                <text:p text:style-name="P10">Join!</text:p>
              </text:list-item>
            </text:list>
            <text:list text:style-name="L2">
              <text:list-item>
                <text:p text:style-name="P10">Projects</text:p>
              </text:list-item>
            </text:list>
            <text:list text:style-name="L2">
              <text:list-item>
                <text:p text:style-name="P10">Applications</text:p>
              </text:list-item>
            </text:list>
            <text:list text:style-name="L2">
              <text:list-item>
                <text:p text:style-name="P10">Roadmap</text:p>
              </text:list-item>
            </text:list>
            <text:list text:style-name="L2">
              <text:list-item>
                <text:p text:style-name="P10">To Do List</text:p>
              </text:list-item>
            </text:list>
            <text:list text:style-name="L2">
              <text:list-item>
                <text:p text:style-name="P10">How Tos</text:p>
              </text:list-item>
            </text:list>
            <text:list text:style-name="L2">
              <text:list-item>
                <text:p text:style-name="P10">Blogs</text:p>
              </text:list-item>
            </text:list>
            <text:list text:style-name="L2">
              <text:list-item>
                <text:p text:style-name="P10">Specs</text:p>
              </text:list-item>
            </text:list>
            <text:list text:style-name="L2">
              <text:list-item>
                <text:p text:style-name="P10">CWSes</text:p>
              </text:list-item>
            </text:list>
          </draw:rect>
          <draw:custom-shape draw:style-name="gr17" draw:text-style-name="P1" draw:layer="layout" svg:width="1.768cm" svg:height="2.395cm" draw:transform="rotate (-1.57079632679579) translate (3.83cm 13.799cm)">
            <text:p text:style-name="P2"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draw:id="id21">
          <draw:rect draw:style-name="Textbody" draw:layer="layout" svg:width="4.449cm" svg:height="5.026cm" svg:x="4.856cm" svg:y="15.674cm">
            <text:list text:style-name="L2">
              <text:list-item>
                <text:p text:style-name="P10">Join!</text:p>
              </text:list-item>
            </text:list>
            <text:list text:style-name="L2">
              <text:list-item>
                <text:p text:style-name="P10">How Tos</text:p>
              </text:list-item>
            </text:list>
            <text:list text:style-name="L2">
              <text:list-item>
                <text:p text:style-name="P10">Testing</text:p>
              </text:list-item>
            </text:list>
            <text:list text:style-name="L2">
              <text:list-item>
                <text:p text:style-name="P10">To do</text:p>
              </text:list-item>
            </text:list>
            <text:list text:style-name="L2">
              <text:list-item>
                <text:p text:style-name="P10">Specs</text:p>
              </text:list-item>
            </text:list>
            <text:list text:style-name="L2">
              <text:list-item>
                <text:p text:style-name="P10">Blogs</text:p>
              </text:list-item>
            </text:list>
            <text:list text:style-name="L2">
              <text:list-item>
                <text:p text:style-name="P10">CWSes</text:p>
              </text:list-item>
            </text:list>
            <text:list text:style-name="L2">
              <text:list-item>
                <text:p text:style-name="P10">Applications and </text:p>
              </text:list-item>
            </text:list>
            <text:list text:style-name="L2">
              <text:list-item>
                <text:p text:style-name="P11"><text:s text:c="4"/>Teams</text:p>
              </text:list-item>
            </text:list>
            <text:list text:style-name="L2">
              <text:list-item>
                <text:p text:style-name="P10">Report issue</text:p>
              </text:list-item>
            </text:list>
          </draw:rect>
          <draw:custom-shape draw:style-name="gr17" draw:text-style-name="P1" draw:layer="layout" svg:width="1.768cm" svg:height="2.395cm" draw:transform="rotate (-1.57079632679579) translate (8.244cm 13.799cm)">
            <text:p text:style-name="P2"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draw:id="id22">
          <draw:rect draw:style-name="Textbody" draw:layer="layout" svg:width="4.449cm" svg:height="5.026cm" svg:x="9.46cm" svg:y="15.674cm">
            <text:list text:style-name="L2">
              <text:list-item>
                <text:p text:style-name="P10">Join!</text:p>
              </text:list-item>
            </text:list>
            <text:list text:style-name="L2">
              <text:list-item>
                <text:p text:style-name="P10">Mailing Lists</text:p>
              </text:list-item>
            </text:list>
            <text:list text:style-name="L2">
              <text:list-item>
                <text:p text:style-name="P10">News</text:p>
              </text:list-item>
            </text:list>
            <text:list text:style-name="L2">
              <text:list-item>
                <text:p text:style-name="P10">Hot threads</text:p>
              </text:list-item>
            </text:list>
            <text:list text:style-name="L2">
              <text:list-item>
                <text:p text:style-name="P10">Events</text:p>
              </text:list-item>
            </text:list>
            <text:list text:style-name="L2">
              <text:list-item>
                <text:p text:style-name="P10">Links</text:p>
              </text:list-item>
            </text:list>
            <text:list text:style-name="L2">
              <text:list-item>
                <text:p text:style-name="P10">Wik</text:p>
              </text:list-item>
            </text:list>
            <text:list text:style-name="L2">
              <text:list-item>
                <text:p text:style-name="P10">Roadmap</text:p>
              </text:list-item>
            </text:list>
            <text:list text:style-name="L2">
              <text:list-item>
                <text:p text:style-name="P10">Report issues</text:p>
              </text:list-item>
            </text:list>
          </draw:rect>
          <draw:custom-shape draw:style-name="gr17" draw:text-style-name="P1" draw:layer="layout" svg:width="1.768cm" svg:height="2.395cm" draw:transform="rotate (-1.57079632679579) translate (12.98cm 13.793cm)">
            <text:p text:style-name="P2"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draw:id="id23">
          <draw:rect draw:style-name="Textbody" draw:layer="layout" svg:width="4.448cm" svg:height="5.026cm" svg:x="14.062cm" svg:y="15.674cm">
            <text:list text:style-name="L2">
              <text:list-item>
                <text:p text:style-name="P10">Latest Build</text:p>
              </text:list-item>
            </text:list>
            <text:list text:style-name="L2">
              <text:list-item>
                <text:p text:style-name="P10">Stable Version</text:p>
              </text:list-item>
            </text:list>
            <text:list text:style-name="L2">
              <text:list-item>
                <text:p text:style-name="P10">FAQ Installation</text:p>
              </text:list-item>
            </text:list>
          </draw:rect>
          <draw:custom-shape draw:style-name="gr17" draw:text-style-name="P1" draw:layer="layout" svg:width="1.768cm" svg:height="2.394cm" draw:transform="rotate (-1.57079632679579) translate (17.462cm 13.793cm)">
            <text:p text:style-name="P2"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draw:id="id24">
          <draw:rect draw:style-name="Textbody" draw:layer="layout" svg:width="4.448cm" svg:height="5.026cm" svg:x="18.647cm" svg:y="15.674cm">
            <text:list text:style-name="L2">
              <text:list-item>
                <text:p text:style-name="P10">Join!</text:p>
              </text:list-item>
            </text:list>
            <text:list text:style-name="L2">
              <text:list-item>
                <text:p text:style-name="P10">Documentation</text:p>
              </text:list-item>
            </text:list>
            <text:list text:style-name="L2">
              <text:list-item>
                <text:p text:style-name="P10">Support</text:p>
              </text:list-item>
            </text:list>
            <text:list text:style-name="L2">
              <text:list-item>
                <text:p text:style-name="P10">Tutorials</text:p>
              </text:list-item>
            </text:list>
            <text:list text:style-name="L2">
              <text:list-item>
                <text:p text:style-name="P10">Training</text:p>
              </text:list-item>
            </text:list>
            <text:list text:style-name="L2">
              <text:list-item>
                <text:p text:style-name="P10">New User Guide</text:p>
              </text:list-item>
            </text:list>
            <text:list text:style-name="L2">
              <text:list-item>
                <text:p text:style-name="P10">How Tos</text:p>
              </text:list-item>
            </text:list>
            <text:list text:style-name="L2">
              <text:list-item>
                <text:p text:style-name="P10">Links</text:p>
              </text:list-item>
            </text:list>
            <text:list text:style-name="L2">
              <text:list-item>
                <text:p text:style-name="P10">Mailing lists</text:p>
              </text:list-item>
            </text:list>
            <text:list text:style-name="L2">
              <text:list-item>
                <text:p text:style-name="P10">Newsgroups</text:p>
              </text:list-item>
            </text:list>
          </draw:rect>
          <draw:custom-shape draw:style-name="gr17" draw:text-style-name="P1" draw:layer="layout" svg:width="1.768cm" svg:height="2.395cm" draw:transform="rotate (-1.57079632679579) translate (22.232cm 13.799cm)">
            <text:p text:style-name="P2"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draw:id="id25">
          <draw:rect draw:style-name="Textbody" draw:layer="layout" svg:width="4.449cm" svg:height="5.026cm" svg:x="23.249cm" svg:y="15.674cm">
            <text:list text:style-name="L2">
              <text:list-item>
                <text:p text:style-name="P10">Latest News</text:p>
              </text:list-item>
            </text:list>
            <text:list text:style-name="L2">
              <text:list-item>
                <text:p text:style-name="P10">OO in the press</text:p>
              </text:list-item>
            </text:list>
            <text:list text:style-name="L2">
              <text:list-item>
                <text:p text:style-name="P10">Links</text:p>
              </text:list-item>
            </text:list>
            <text:list text:style-name="L2">
              <text:list-item>
                <text:p text:style-name="P10">Mailing lists</text:p>
              </text:list-item>
            </text:list>
            <text:list text:style-name="L2">
              <text:list-item>
                <text:p text:style-name="P10">Newsgroups</text:p>
              </text:list-item>
            </text:list>
          </draw:rect>
          <draw:custom-shape draw:style-name="gr17" draw:text-style-name="P1" draw:layer="layout" svg:width="1.768cm" svg:height="2.395cm" draw:transform="rotate (-1.57079632679579) translate (26.646cm 13.799cm)">
            <text:p text:style-name="P2"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draw:id="id10">
          <draw:custom-shape draw:style-name="gr18" draw:text-style-name="P1" draw:layer="layout" svg:width="2.76cm" svg:height="1.035cm" draw:transform="rotate (-0.785398163398487) translate (4.091cm 4.787cm)">
            <text:p text:style-name="P2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2.76cm" svg:height="1.034cm" draw:transform="rotate (-0.785398163398487) translate (6.807cm 4.787cm)">
            <text:p text:style-name="P2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2.76cm" svg:height="1.035cm" draw:transform="rotate (-0.785398163398487) translate (9.523cm 4.787cm)">
            <text:p text:style-name="P2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2.761cm" svg:height="1.034cm" draw:transform="rotate (-0.785398163398487) translate (12.325cm 4.787cm)">
            <text:p text:style-name="P2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2.759cm" svg:height="1.035cm" draw:transform="rotate (-2.35619449019309) translate (18.106cm 5.519cm)">
            <text:p text:style-name="P2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2.758cm" svg:height="1.034cm" draw:transform="rotate (-2.35619449019309) translate (20.951cm 5.519cm)">
            <text:p text:style-name="P2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2.758cm" svg:height="1.035cm" draw:transform="rotate (-2.35619449019309) translate (23.797cm 5.519cm)">
            <text:p text:style-name="P2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0" draw:text-style-name="P1" draw:id="id12" draw:layer="layout" svg:width="2.21cm" svg:height="0.829cm" draw:transform="rotate (-0.785398163398487) translate (14.566cm 9.099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id="id13" draw:layer="layout" svg:width="2.209cm" svg:height="0.828cm" draw:transform="rotate (-2.35619449019309) translate (5.255cm 9.72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id="id14" draw:layer="layout" svg:width="2.21cm" svg:height="0.829cm" draw:transform="rotate (-2.35619449019309) translate (8.619cm 9.72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id="id15" draw:layer="layout" svg:width="2.21cm" svg:height="0.829cm" draw:transform="rotate (-2.35619449019309) translate (8.619cm 9.72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id="id16" draw:layer="layout" svg:width="2.21cm" svg:height="0.829cm" draw:transform="rotate (-2.35619449019309) translate (12.844cm 9.72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id="id17" draw:layer="layout" svg:width="2.21cm" svg:height="0.829cm" draw:transform="rotate (-0.785398163398487) translate (19.567cm 9.099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id="id18" draw:layer="layout" svg:width="2.21cm" svg:height="0.829cm" draw:transform="rotate (-0.785398163398487) translate (23.575cm 9.099cm)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2" smil:attributeName="visibility" smil:to="visible"/>
                  <anim:transitionFilter smil:dur="0.77s" smil:decelerate="1" smil:targetElement="id2" smil:type="fade" smil:subtype="crossfade"/>
                  <anim:animateTransform smil:dur="0.77s" smil:decelerate="1" smil:targetElement="id2" smil:from="0.1,0.1" smil:to="2,4.5" presentation:additive="base" svg:type="scale"/>
                  <anim:animateTransform smil:begin="0.77s" smil:dur="1.23s" smil:fill="hold" smil:accelerate="1" smil:targetElement="id2" smil:from="2,4.5" smil:to="1,1" presentation:additive="base" svg:type="scale"/>
                  <anim:set smil:dur="0.77s" smil:fill="hold" smil:targetElement="id2" smil:attributeName="x" smil:to="(0.5)"/>
                  <anim:animate smil:begin="0.77s" smil:dur="1.23s" smil:fill="hold" smil:accelerate="1" smil:targetElement="id2" smil:attributeName="x" smil:from="(0.5)" smil:to="(x)" presentation:additive="base"/>
                  <anim:set smil:dur="0.77s" smil:fill="hold" smil:targetElement="id2" smil:attributeName="y" smil:to="(y+0.4)"/>
                  <anim:animate smil:begin="0.77s" smil:dur="1.23s" smil:fill="hold" smil:accelerate="1" smil:targetElement="id2" smil:attributeName="y" smil:from="(y+0.4)" smil:to="(y)" presentation:additive="base"/>
                </anim:par>
                <anim:par smil:begin="0s" smil:fill="hold" presentation:node-type="with-previous" presentation:preset-class="entrance" presentation:preset-id="ooo-entrance-magnify">
                  <anim:set smil:begin="0s" smil:dur="0.001s" smil:fill="hold" smil:targetElement="id3" smil:attributeName="visibility" smil:to="visible"/>
                  <anim:transitionFilter smil:dur="0.77s" smil:decelerate="1" smil:targetElement="id3" smil:type="fade" smil:subtype="crossfade"/>
                  <anim:animateTransform smil:dur="0.77s" smil:decelerate="1" smil:targetElement="id3" smil:from="0.1,0.1" smil:to="2,4.5" presentation:additive="base" svg:type="scale"/>
                  <anim:animateTransform smil:begin="0.77s" smil:dur="1.23s" smil:fill="hold" smil:accelerate="1" smil:targetElement="id3" smil:from="2,4.5" smil:to="1,1" presentation:additive="base" svg:type="scale"/>
                  <anim:set smil:dur="0.77s" smil:fill="hold" smil:targetElement="id3" smil:attributeName="x" smil:to="(0.5)"/>
                  <anim:animate smil:begin="0.77s" smil:dur="1.23s" smil:fill="hold" smil:accelerate="1" smil:targetElement="id3" smil:attributeName="x" smil:from="(0.5)" smil:to="(x)" presentation:additive="base"/>
                  <anim:set smil:dur="0.77s" smil:fill="hold" smil:targetElement="id3" smil:attributeName="y" smil:to="(y+0.4)"/>
                  <anim:animate smil:begin="0.77s" smil:dur="1.23s" smil:fill="hold" smil:accelerate="1" smil:targetElement="id3" smil:attributeName="y" smil:from="(y+0.4)" smil:to="(y)" presentation:additive="base"/>
                </anim:par>
                <anim:par smil:begin="0s" smil:fill="hold" presentation:node-type="with-previous" presentation:preset-class="entrance" presentation:preset-id="ooo-entrance-magnify">
                  <anim:set smil:begin="0s" smil:dur="0.001s" smil:fill="hold" smil:targetElement="id4" smil:attributeName="visibility" smil:to="visible"/>
                  <anim:transitionFilter smil:dur="0.77s" smil:decelerate="1" smil:targetElement="id4" smil:type="fade" smil:subtype="crossfade"/>
                  <anim:animateTransform smil:dur="0.77s" smil:decelerate="1" smil:targetElement="id4" smil:from="0.1,0.1" smil:to="2,4.5" presentation:additive="base" svg:type="scale"/>
                  <anim:animateTransform smil:begin="0.77s" smil:dur="1.23s" smil:fill="hold" smil:accelerate="1" smil:targetElement="id4" smil:from="2,4.5" smil:to="1,1" presentation:additive="base" svg:type="scale"/>
                  <anim:set smil:dur="0.77s" smil:fill="hold" smil:targetElement="id4" smil:attributeName="x" smil:to="(0.5)"/>
                  <anim:animate smil:begin="0.77s" smil:dur="1.23s" smil:fill="hold" smil:accelerate="1" smil:targetElement="id4" smil:attributeName="x" smil:from="(0.5)" smil:to="(x)" presentation:additive="base"/>
                  <anim:set smil:dur="0.77s" smil:fill="hold" smil:targetElement="id4" smil:attributeName="y" smil:to="(y+0.4)"/>
                  <anim:animate smil:begin="0.77s" smil:dur="1.23s" smil:fill="hold" smil:accelerate="1" smil:targetElement="id4" smil:attributeName="y" smil:from="(y+0.4)" smil:to="(y)" presentation:additive="base"/>
                </anim:par>
                <anim:par smil:begin="0s" smil:fill="hold" presentation:node-type="with-previous" presentation:preset-class="entrance" presentation:preset-id="ooo-entrance-magnify">
                  <anim:set smil:begin="0s" smil:dur="0.001s" smil:fill="hold" smil:targetElement="id5" smil:attributeName="visibility" smil:to="visible"/>
                  <anim:transitionFilter smil:dur="0.77s" smil:decelerate="1" smil:targetElement="id5" smil:type="fade" smil:subtype="crossfade"/>
                  <anim:animateTransform smil:dur="0.77s" smil:decelerate="1" smil:targetElement="id5" smil:from="0.1,0.1" smil:to="2,4.5" presentation:additive="base" svg:type="scale"/>
                  <anim:animateTransform smil:begin="0.77s" smil:dur="1.23s" smil:fill="hold" smil:accelerate="1" smil:targetElement="id5" smil:from="2,4.5" smil:to="1,1" presentation:additive="base" svg:type="scale"/>
                  <anim:set smil:dur="0.77s" smil:fill="hold" smil:targetElement="id5" smil:attributeName="x" smil:to="(0.5)"/>
                  <anim:animate smil:begin="0.77s" smil:dur="1.23s" smil:fill="hold" smil:accelerate="1" smil:targetElement="id5" smil:attributeName="x" smil:from="(0.5)" smil:to="(x)" presentation:additive="base"/>
                  <anim:set smil:dur="0.77s" smil:fill="hold" smil:targetElement="id5" smil:attributeName="y" smil:to="(y+0.4)"/>
                  <anim:animate smil:begin="0.77s" smil:dur="1.23s" smil:fill="hold" smil:accelerate="1" smil:targetElement="id5" smil:attributeName="y" smil:from="(y+0.4)" smil:to="(y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7" smil:attributeName="visibility" smil:to="visible"/>
                  <anim:transitionFilter smil:dur="0.77s" smil:decelerate="1" smil:targetElement="id7" smil:type="fade" smil:subtype="crossfade"/>
                  <anim:animateTransform smil:dur="0.77s" smil:decelerate="1" smil:targetElement="id7" smil:from="0.1,0.1" smil:to="2,4.5" presentation:additive="base" svg:type="scale"/>
                  <anim:animateTransform smil:begin="0.77s" smil:dur="1.23s" smil:fill="hold" smil:accelerate="1" smil:targetElement="id7" smil:from="2,4.5" smil:to="1,1" presentation:additive="base" svg:type="scale"/>
                  <anim:set smil:dur="0.77s" smil:fill="hold" smil:targetElement="id7" smil:attributeName="x" smil:to="(0.5)"/>
                  <anim:animate smil:begin="0.77s" smil:dur="1.23s" smil:fill="hold" smil:accelerate="1" smil:targetElement="id7" smil:attributeName="x" smil:from="(0.5)" smil:to="(x)" presentation:additive="base"/>
                  <anim:set smil:dur="0.77s" smil:fill="hold" smil:targetElement="id7" smil:attributeName="y" smil:to="(y+0.4)"/>
                  <anim:animate smil:begin="0.77s" smil:dur="1.23s" smil:fill="hold" smil:accelerate="1" smil:targetElement="id7" smil:attributeName="y" smil:from="(y+0.4)" smil:to="(y)" presentation:additive="base"/>
                </anim:par>
                <anim:par smil:begin="0s" smil:fill="hold" presentation:node-type="with-previous" presentation:preset-class="entrance" presentation:preset-id="ooo-entrance-magnify">
                  <anim:set smil:begin="0s" smil:dur="0.001s" smil:fill="hold" smil:targetElement="id8" smil:attributeName="visibility" smil:to="visible"/>
                  <anim:transitionFilter smil:dur="0.77s" smil:decelerate="1" smil:targetElement="id8" smil:type="fade" smil:subtype="crossfade"/>
                  <anim:animateTransform smil:dur="0.77s" smil:decelerate="1" smil:targetElement="id8" smil:from="0.1,0.1" smil:to="2,4.5" presentation:additive="base" svg:type="scale"/>
                  <anim:animateTransform smil:begin="0.77s" smil:dur="1.23s" smil:fill="hold" smil:accelerate="1" smil:targetElement="id8" smil:from="2,4.5" smil:to="1,1" presentation:additive="base" svg:type="scale"/>
                  <anim:set smil:dur="0.77s" smil:fill="hold" smil:targetElement="id8" smil:attributeName="x" smil:to="(0.5)"/>
                  <anim:animate smil:begin="0.77s" smil:dur="1.23s" smil:fill="hold" smil:accelerate="1" smil:targetElement="id8" smil:attributeName="x" smil:from="(0.5)" smil:to="(x)" presentation:additive="base"/>
                  <anim:set smil:dur="0.77s" smil:fill="hold" smil:targetElement="id8" smil:attributeName="y" smil:to="(y+0.4)"/>
                  <anim:animate smil:begin="0.77s" smil:dur="1.23s" smil:fill="hold" smil:accelerate="1" smil:targetElement="id8" smil:attributeName="y" smil:from="(y+0.4)" smil:to="(y)" presentation:additive="base"/>
                </anim:par>
                <anim:par smil:begin="0s" smil:fill="hold" presentation:node-type="with-previous" presentation:preset-class="entrance" presentation:preset-id="ooo-entrance-magnify">
                  <anim:set smil:begin="0s" smil:dur="0.001s" smil:fill="hold" smil:targetElement="id9" smil:attributeName="visibility" smil:to="visible"/>
                  <anim:transitionFilter smil:dur="0.77s" smil:decelerate="1" smil:targetElement="id9" smil:type="fade" smil:subtype="crossfade"/>
                  <anim:animateTransform smil:dur="0.77s" smil:decelerate="1" smil:targetElement="id9" smil:from="0.1,0.1" smil:to="2,4.5" presentation:additive="base" svg:type="scale"/>
                  <anim:animateTransform smil:begin="0.77s" smil:dur="1.23s" smil:fill="hold" smil:accelerate="1" smil:targetElement="id9" smil:from="2,4.5" smil:to="1,1" presentation:additive="base" svg:type="scale"/>
                  <anim:set smil:dur="0.77s" smil:fill="hold" smil:targetElement="id9" smil:attributeName="x" smil:to="(0.5)"/>
                  <anim:animate smil:begin="0.77s" smil:dur="1.23s" smil:fill="hold" smil:accelerate="1" smil:targetElement="id9" smil:attributeName="x" smil:from="(0.5)" smil:to="(x)" presentation:additive="base"/>
                  <anim:set smil:dur="0.77s" smil:fill="hold" smil:targetElement="id9" smil:attributeName="y" smil:to="(y+0.4)"/>
                  <anim:animate smil:begin="0.77s" smil:dur="1.23s" smil:fill="hold" smil:accelerate="1" smil:targetElement="id9" smil:attributeName="y" smil:from="(y+0.4)" smil:to="(y)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 presentation:additive="base"/>
                  <anim:animate smil:dur="0.5s" smil:fill="hold" smil:targetElement="id11" smil:attributeName="height" smil:values="height;height" smil:keyTimes="0;1" presentation:additive="base"/>
                  <anim:animate smil:dur="0.5s" smil:fill="hold" smil:targetElement="id11" smil:attributeName="x" smil:values="x-.2;x" smil:keyTimes="0;1" presentation:additive="base"/>
                  <anim:animate smil:dur="0.5s" smil:fill="hold" smil:targetElement="id11" smil:attributeName="y" smil:values="y;y" smil:keyTimes="0;1" presentation:additive="bas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 presentation:additive="base"/>
                  <anim:animate smil:dur="0.5s" smil:fill="hold" smil:targetElement="id20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 presentation:additive="base"/>
                  <anim:animate smil:dur="0.5s" smil:fill="hold" smil:targetElement="id21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 presentation:additive="base"/>
                  <anim:animate smil:dur="0.5s" smil:fill="hold" smil:targetElement="id22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 presentation:additive="base"/>
                  <anim:animate smil:dur="0.5s" smil:fill="hold" smil:targetElement="id23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 presentation:additive="base"/>
                  <anim:animate smil:dur="0.5s" smil:fill="hold" smil:targetElement="id24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presentation:additive="base"/>
                  <anim:animate smil:dur="0.5s" smil:fill="hold" smil:targetElement="id25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cccccc" draw:end-color="#cc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ffff" draw:end-color="#999999" draw:start-intensity="100%" draw:end-intensity="100%" draw:angle="0" draw:border="0%"/>
    <draw:gradient draw:name="Gradient_20_8" draw:display-name="Gradient 8" draw:style="linear" draw:start-color="#6699cc" draw:end-color="#cccccc" draw:start-intensity="100%" draw:end-intensity="100%" draw:angle="0" draw:border="0%"/>
    <draw:gradient draw:name="Gradient_20_9" draw:display-name="Gradient 9" draw:style="linear" draw:start-color="#669966" draw:end-color="#cccccc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OOobackground" xlink:href="Pictures/100000000000006C00000055E3E92FA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body" style:family="graphic" style:parent-style-name="standard">
      <style:graphic-properties draw:stroke="none" draw:stroke-dash="Dash_20_2" draw:fill-color="#cccccc" draw:fill-gradient-name="Gradient_20_11" draw:fill-hatch-name="Hatch_20_1" draw:fill-image-name="Bitmape_20_1" draw:textarea-horizontal-align="left" draw:textarea-vertical-align="top">
        <text:list-style>
          <text:list-level-style-bullet text:level="1" text:bullet-char="●">
            <style:list-level-properties text:min-label-width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5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5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5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start" text:enable-numbering="true" fo:text-indent="-0.5cm">
        <style:tab-stops/>
      </style:paragraph-properties>
      <style:text-properties fo:font-size="12pt"/>
    </style:style>
    <style:style style:name="Raute" style:family="graphic" style:parent-style-name="standard">
      <style:graphic-properties draw:stroke-dash="Dash_20_2" svg:stroke-width="0.05cm" svg:stroke-color="#999999" draw:marker-start-width="0.29cm" draw:marker-end-width="0.29cm" draw:fill="solid" draw:fill-color="#ccffff" draw:fill-gradient-name="Gradient_20_11" draw:fill-hatch-name="Hatch_20_1" draw:fill-image-name="Bitmape_20_1" draw:textarea-horizontal-align="justify" draw:textarea-vertical-align="top" draw:auto-grow-height="false" fo:padding-top="0cm" fo:padding-bottom="0.225cm" fo:padding-left="0.35cm" fo:padding-right="0.35cm" draw:shadow="visible" draw:shadow-color="#666666"/>
      <style:paragraph-properties fo:margin-left="0cm" fo:margin-right="0cm" fo:text-align="center" fo:text-indent="0cm"/>
      <style:text-properties fo:font-size="12pt"/>
    </style:style>
    <style:style style:name="Boxes" style:family="graphic" style:parent-style-name="standard">
      <style:graphic-properties draw:stroke="none" draw:stroke-dash="Dash_20_2" draw:fill-color="#99cccc" draw:fill-gradient-name="Gradient_20_11" draw:fill-hatch-name="Hatch_20_1" draw:fill-image-name="Bitmape_20_1" draw:textarea-horizontal-align="center" draw:textarea-vertical-align="middle"/>
      <style:paragraph-properties fo:text-align="center"/>
      <style:text-properties fo:font-size="15pt" fo:font-weight="bold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3.859cm" svg:x="1.4cm" svg:y="4.913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7$Build-9044</meta:generator>
    <meta:creation-date>2006-11-16T13:43:02</meta:creation-date>
    <dc:date>2007-01-29T15:18:41</dc:date>
    <dc:language>de-DE</dc:language>
    <meta:editing-cycles>12</meta:editing-cycles>
    <meta:editing-duration>PT50M34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